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>
      <style:text-properties fo:color="#000000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Ari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7"/>
          <table:table-cell/>
        </table:table-row>
        <table:table-row table:style-name="ro2">
          <table:table-cell table:style-name="ce2" office:value-type="string">
            <text:p><text:span text:style-name="T1">LEGEND</text:span></text:p>
            <text:p><text:span text:style-name="T2"/></text:p>
            <text:p><text:span text:style-name="T2">Red = High Priority</text:span></text:p>
            <text:p><text:span text:style-name="T3">Orange = Medium Priority</text:span></text:p>
            <text:p><text:span text:style-name="T3">Yellow = Low Priority</text:span></text:p>
            <text:p><text:span text:style-name="T3">Green = Complete</text:span></text:p>
          </table:table-cell>
          <table:table-cell table:style-name="ce6" office:value-type="string">
            <text:p>Implement button to cycle between facts / distribution / scales. </text:p>
          </table:table-cell>
          <table:table-cell table:style-name="ce6" office:value-type="string">
            <text:p>Music and Voice settings from the settings menu bug, are not affecting volume.</text:p>
            <text:p><text:span text:style-name="T4"/></text:p>
          </table:table-cell>
          <table:table-cell table:style-name="ce6" office:value-type="string">
            <text:p>Assign texture paths for facts and scales. 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10" office:value-type="string">
            <text:p>Gender icon with white outlines.</text:p>
          </table:table-cell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"Info Scale Texture" and "Info Distribution Texture" to card defs for antelopes.</text:p>
          </table:table-cell>
          <table:table-cell table:style-name="ce6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</text:p>
          </table:table-cell>
          <table:table-cell table:style-name="ce10" office:value-type="string">
            <text:p>Lower volume of card shuffle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BI logo to start of app after it says made by unity.(C:\Hunter\Work\CardMatchingGame\Assets\Resources\UI\RhizomeSplashLogo.tga)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6" office:value-type="string">
            <text:p>Setup antelopes to have the male and female hooked up in the proxy that Kurt is making. <text:s/>Use _M for males.</text:p>
          </table:table-cell>
          <table:table-cell table:style-name="ce6" office:value-type="string">
            <text:p>Voice a tutorial.</text:p>
          </table:table-cell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Implement new game sounds. <text:s/></text:p>
            <text:p><text:span text:style-name="T4"/>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7" office:value-type="string">
            <text:p>Make specific assets for backgrounds to have each area stand out.</text:p>
          </table:table-cell>
          <table:table-cell table:style-name="ce7" office:value-type="string">
            <text:p>New antelope grunts for small, medium, and large.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Setup a bug tracking website before December 1st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7" office:value-type="string">
            <text:p>Update all fonts.</text:p>
          </table:table-cell>
          <table:table-cell table:style-name="ce7" office:value-type="string">
            <text:p>New antelope sounds? <text:s/>Currently just modulated.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Some screen effect or notification to let player know they can click on the info map to see other facts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7" office:value-type="string">
            <text:p>Setup a tutorial that auto plays for the first time game is launched. <text:s/>It can be skipped and accessed later in the settings menu.</text:p>
          </table:table-cell>
          <table:table-cell table:style-name="ce7" office:value-type="string">
            <text:p>Have a setting to turn on color blind mode.</text:p>
          </table:table-cell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ce7" office:value-type="string">
            <text:p>Add splash hyena sound.</text:p>
          </table:table-cell>
          <table:table-cell table:style-name="ce7" office:value-type="string">
            <text:p>Have a setting to turn off tutorial or hints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Have the word "Information" shown on info menu below the cards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Masaai tutorial can auto go to eastern africa on baby mode and let the player click. <text:s/>Or have a hint system for the first couple of levels played.</text:p>
          </table:table-cell>
          <table:table-cell table:style-name="Default" table:number-columns-repeated="4"/>
          <table:table-cell table:number-columns-repeated="1018"/>
        </table:table-row>
        <table:table-row table:style-name="ro2" table:number-rows-repeated="28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0/13/2018</text:date>, <text:time>12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30M47S</meta:editing-duration>
    <meta:editing-cycles>84</meta:editing-cycles>
    <meta:generator>OpenOffice/4.1.5$Win32 OpenOffice.org_project/415m1$Build-9789</meta:generator>
    <dc:date>2018-10-13T12:47:53.86</dc:date>
    <dc:creator>Matt Hunter</dc:creator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